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3fd" officeooo:paragraph-rsid="001653fd"/>
    </style:style>
    <style:style style:name="P2" style:family="paragraph" style:parent-style-name="Standard">
      <style:text-properties officeooo:rsid="001653fd" officeooo:paragraph-rsid="0017e268"/>
    </style:style>
    <style:style style:name="P3" style:family="paragraph" style:parent-style-name="Standard">
      <style:text-properties officeooo:rsid="0017e268" officeooo:paragraph-rsid="001653fd"/>
    </style:style>
    <style:style style:name="P4" style:family="paragraph" style:parent-style-name="Standard">
      <style:text-properties officeooo:rsid="0017e268" officeooo:paragraph-rsid="0017e268"/>
    </style:style>
    <style:style style:name="P5" style:family="paragraph" style:parent-style-name="Standard">
      <style:text-properties officeooo:rsid="001979d4" officeooo:paragraph-rsid="001979d4"/>
    </style:style>
    <style:style style:name="T1" style:family="text">
      <style:text-properties style:text-position="super 58%"/>
    </style:style>
    <style:style style:name="T2" style:family="text">
      <style:text-properties officeooo:rsid="0017e2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There will be one case with three angles, </text:span>first recording as setup -1, angle = 45, angle 60, angle /75 <text:line-break/></text:p>
      <text:p text:style-name="P4"/>
      <text:p text:style-name="P2">Measurement plan: </text:p>
      <text:p text:style-name="P1"/>
      <text:p text:style-name="P1">1<text:span text:style-name="T1">st</text:span> setup: </text:p>
      <text:p text:style-name="P1">we have two channel mic – and also have two speakers and a user in between <text:span text:style-name="T2">with a distance of 1.5m</text:span></text:p>
      <text:p text:style-name="P1">R1 = mic1</text:p>
      <text:p text:style-name="P1">r2 = mic2 </text:p>
      <text:p text:style-name="P1">s1 – audio1.1</text:p>
      <text:p text:style-name="P1">s2 – audio2.1</text:p>
      <text:p text:style-name="P1">current room reverb = .5</text:p>
      <text:p text:style-name="P1"/>
      <text:p text:style-name="P1"/>
      <text:p text:style-name="P1">s2 = audio 2.1 </text:p>
      <text:p text:style-name="P1"/>
      <text:p text:style-name="P1">10 sec audio is fine </text:p>
      <text:p text:style-name="P1"/>
      <text:p text:style-name="P1">2<text:span text:style-name="T1">nd</text:span> setup:</text:p>
      <text:p text:style-name="P1">s1 = audio1.2</text:p>
      <text:p text:style-name="P1">s2 = audio2.2</text:p>
      <text:p text:style-name="P1"/>
      <text:p text:style-name="P1"/>
      <text:p text:style-name="P1">---</text:p>
      <text:p text:style-name="P5">first situation: </text:p>
      <text:p text:style-name="P5">speaking audio with one instrument. </text:p>
      <text:p text:style-name="P5">Source 1 = left speaker </text:p>
      <text:p text:style-name="P5">source 2 p- right speaker 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5:08:15.653887389</meta:creation-date>
    <dc:date>2025-03-05T17:47:07.767120777</dc:date>
    <meta:editing-duration>PT1H53M24S</meta:editing-duration>
    <meta:editing-cycles>1</meta:editing-cycles>
    <meta:document-statistic meta:table-count="0" meta:image-count="0" meta:object-count="0" meta:page-count="1" meta:paragraph-count="19" meta:word-count="94" meta:character-count="478" meta:non-whitespace-character-count="389"/>
    <meta:generator>LibreOffice/24.2.7.2$Linux_X86_64 LibreOffice_project/420$Build-2</meta:generator>
  </office:meta>
</office:document-meta>
</file>